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55d7ef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5518be"/>
    </style:style>
    <style:style style:name="P4" style:family="paragraph" style:parent-style-name="Heading_20_1">
      <style:text-properties style:font-name="Liberation Sans" fo:font-size="14pt" fo:font-weight="bold" officeooo:rsid="0047ef1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4ed86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56bf20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56cf7b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6bf20" officeooo:paragraph-rsid="0056bf20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d867" officeooo:paragraph-rsid="0056cf7b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6bf20" officeooo:paragraph-rsid="0056bf20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cf7b" officeooo:paragraph-rsid="0056cf7b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56cf7b" officeooo:paragraph-rsid="0056cf7b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54a733"/>
    </style:style>
    <style:style style:name="T6" style:family="text">
      <style:text-properties officeooo:rsid="0055d7ef"/>
    </style:style>
    <style:style style:name="T7" style:family="text">
      <style:text-properties officeooo:rsid="00526592"/>
    </style:style>
    <style:style style:name="T8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fo:font-weight="normal" officeooo:rsid="0056bf20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officeooo:rsid="0054a733" style:font-name-asian="Liberation Serif" style:font-size-asian="14pt" style:font-name-complex="Liberation Serif" style:font-size-complex="14pt"/>
    </style:style>
    <style:style style:name="T11" style:family="text">
      <style:text-properties style:font-name="Liberation Sans" fo:font-size="14pt" officeooo:rsid="001d584f" style:font-name-asian="Liberation Serif" style:font-size-asian="14pt" style:font-name-complex="Liberation Serif" style:font-size-complex="14pt"/>
    </style:style>
    <style:style style:name="T12" style:family="text">
      <style:text-properties style:font-name="Liberation Sans" fo:font-size="14pt" officeooo:rsid="004a4aaf" style:font-name-asian="Liberation Serif" style:font-size-asian="14pt" style:font-name-complex="Liberation Serif" style:font-size-complex="14pt"/>
    </style:style>
    <style:style style:name="T13" style:family="text">
      <style:text-properties style:font-name="Liberation Sans" fo:font-size="14pt" officeooo:rsid="0055d7ef" style:font-name-asian="Liberation Serif" style:font-size-asian="14pt" style:font-name-complex="Liberation Serif" style:font-size-complex="14pt"/>
    </style:style>
    <style:style style:name="T14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5" style:family="text">
      <style:text-properties style:font-name="Liberation Sans" fo:font-size="14pt" fo:font-weight="bold" officeooo:rsid="005518be" style:font-name-asian="Liberation Serif" style:font-size-asian="14pt" style:font-weight-asian="bold" style:font-name-complex="Liberation Serif" style:font-size-complex="14pt" style:font-weight-complex="bold"/>
    </style:style>
    <style:style style:name="T16" style:family="text">
      <style:text-properties officeooo:rsid="0056bf20"/>
    </style:style>
    <style:style style:name="T17" style:family="text">
      <style:text-properties officeooo:rsid="0056cf7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Objectif </text:span><text:span text:style-name="T15">: </text:span><text:span text:style-name="T13">S’exercer sur</text:span><text:span text:style-name="T11"> </text:span><text:span text:style-name="T12">la multiplication de</text:span><text:span text:style-name="T10">s</text:span><text:span text:style-name="T12"> nombres relatifs.</text:span></text:p>
      <text:h text:style-name="P4" text:outline-level="1"/>
      <text:p text:style-name="P2"><text:span text:style-name="T17">Rendu évaluations nationales et de la semaine précédente</text:span></text:p>
      <text:list xml:id="list1798615264" text:style-name="L1">
        <text:list-item>
          <text:p text:style-name="P12"><text:span text:style-name="T8">Partie Pythagore mal réussie : Correction détaillée (1h)</text:span></text:p>
        </text:list-item>
        <text:list-item>
          <text:p text:style-name="P12"><text:span text:style-name="T8">Nouvelle évaluation (30 min) vendredi prochain (13/10)</text:span></text:p>
        </text:list-item>
      </text:list>
      <text:p text:style-name="P5"/>
      <text:p text:style-name="P7">Correction TaF</text:p>
      <text:list xml:id="list3325657972" text:style-name="L2">
        <text:list-item>
          <text:p text:style-name="P9">ex. <text:span text:style-name="T17">33</text:span> p. 29<text:span text:style-name="T16"> (règle du signe puis calcul astucieux)</text:span></text:p>
        </text:list-item>
        <text:list-item>
          <text:p text:style-name="P9">ex. <text:span text:style-name="T17">34</text:span> p. 29 (<text:span text:style-name="T16">pyramide avec</text:span> multiplication de relatifs)</text:p>
        </text:list-item>
        <text:list-item>
          <text:p text:style-name="P11">ex. <text:span text:style-name="T16">32 p. 29 (règle du signe puis calcul astucieux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currency-style style:name="N12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9P0"/>
    </number:currency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6cf7b"/>
    </style:style>
    <style:style style:name="MT7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4</text:span><text:span text:style-name="MT7"> </text:span><text:span text:style-name="MT5">(</text:span><text:span text:style-name="MT6">2</text:span><text:span text:style-name="MT5">h)</text:span><text:span text:style-name="MT7"> – </text:span><text:span text:style-name="MT5">0</text:span><text:span text:style-name="MT6">9</text:span><text:span text:style-name="MT5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5:34:09.102821088</dc:date>
    <meta:editing-duration>PT19H31M23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" meta:paragraph-count="9" meta:word-count="76" meta:character-count="453" meta:non-whitespace-character-count="389"/>
  </office:meta>
</office:document-meta>
</file>